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273359" style:font-name="Trebuchet MS" style:font-name-asian="Trebuchet MS" style:font-name-complex="Trebuchet MS"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FFFFFF" style:font-name="Trebuchet MS" style:font-name-asian="Trebuchet MS" style:font-name-complex="Trebuchet MS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rebuchet MS" style:font-name-asian="Trebuchet MS" style:font-name-complex="Trebuchet MS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2" style:family="table-cell" style:parent-style-name="Default" style:data-style-name="N0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5" style:family="table-cell" style:parent-style-name="Default" style:data-style-name="N36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Trebuchet MS" style:font-name-asian="Trebuchet MS" style:font-name-complex="Trebuchet MS"/>
    </style:style>
    <style:style style:name="ce16" style:family="table-cell" style:parent-style-name="Default" style:data-style-name="N0">
      <style:table-cell-properties style:vertical-align="automatic" fo:background-color="#3464AC"/>
      <style:text-properties fo:color="#FFFFFF"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D3DDEE"/>
      <style:text-properties style:font-name="Trebuchet MS" style:font-name-asian="Trebuchet MS" style:font-name-complex="Trebuchet MS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middle" fo:wrap-option="wrap"/>
      <style:text-properties fo:color="#0000FF" fo:font-size="10pt" style:font-size-asian="10pt" style:font-size-complex="10pt" style:text-underline-style="solid" style:text-underline-type="single"/>
    </style:style>
    <style:style style:name="ce25" style:family="table-cell" style:parent-style-name="Default" style:data-style-name="N36">
      <style:table-cell-properties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36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37">
      <style:table-cell-properties style:vertical-align="middle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28" style:family="table-cell" style:parent-style-name="Default" style:data-style-name="N38">
      <style:table-cell-properties style:vertical-align="middle" fo:background-color="transparent" style:repeat-content="false"/>
      <style:paragraph-properties fo:text-align="start" fo:margin-left="0cm"/>
      <style:text-properties style:font-name="Trebuchet MS" style:font-name-asian="Trebuchet MS" style:font-name-complex="Trebuchet MS" fo:font-size="10pt" style:font-size-asian="10pt" style:font-size-complex="10pt"/>
    </style:style>
    <style:style style:name="ce29" style:family="table-cell" style:parent-style-name="Hyperlink" style:data-style-name="N0">
      <style:table-cell-properties style:vertical-align="middle" fo:wrap-option="wrap"/>
      <style:text-properties fo:color="#0563C1" style:text-underline-style="solid" style:text-underline-type="single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1" style:family="table-cell" style:parent-style-name="Default" style:data-style-name="N39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32" style:family="table-cell" style:parent-style-name="Default" style:data-style-name="N40">
      <style:table-cell-properties style:vertical-align="middle" fo:wrap-option="wrap" fo:background-color="transparent"/>
      <style:text-properties style:font-name="Trebuchet MS" style:font-name-asian="Trebuchet MS" style:font-name-complex="Trebuchet MS" fo:font-size="10pt" style:font-size-asian="10pt" style:font-size-complex="10pt"/>
    </style:style>
    <style:style style:name="ce33" style:family="table-cell" style:parent-style-name="Default" style:data-style-name="N40">
      <style:table-cell-properties style:vertical-align="middle" fo:wrap-option="wrap" fo:background-color="transparent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36">
      <style:table-cell-properties style:vertical-align="middle"/>
      <style:text-properties style:font-name="Trebuchet MS" style:font-name-asian="Trebuchet MS" style:font-name-complex="Trebuchet MS" fo:font-size="10pt" style:font-size-asian="10pt" style:font-size-complex="10pt"/>
    </style:style>
    <style:style style:name="ce36" style:family="table-cell" style:parent-style-name="Default" style:data-style-name="N40">
      <style:table-cell-properties style:vertical-align="automatic" fo:background-color="transparent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37" style:family="table-cell" style:parent-style-name="Default" style:data-style-name="N39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38" style:family="table-cell" style:parent-style-name="Default" style:data-style-name="N38">
      <style:table-cell-properties style:vertical-align="automatic"/>
      <style:text-properties style:font-name="Trebuchet MS" style:font-name-asian="Trebuchet MS" style:font-name-complex="Trebuchet MS"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middle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FFFFFF"/>
    </style:style>
    <style:style style:name="ce42" style:family="table-cell" style:parent-style-name="Default" style:data-style-name="N0">
      <style:table-cell-properties style:vertical-align="middle" fo:wrap-option="wrap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fo:wrap-option="wrap" fo:background-color="#FFFFFF"/>
      <style:text-properties fo:color="#0000FF" fo:font-size="10pt" style:font-size-asian="10pt" style:font-size-complex="10pt" style:text-underline-style="solid" style:text-underline-type="single"/>
    </style:style>
    <style:style style:name="ce45" style:family="table-cell" style:parent-style-name="Default" style:data-style-name="N40">
      <style:table-cell-properties style:vertical-align="middle" fo:wrap-option="wrap" fo:background-color="#FFFFFF"/>
      <style:text-properties fo:font-size="10pt" style:font-size-asian="10pt" style:font-size-complex="10pt"/>
    </style:style>
    <style:style style:name="ce46" style:family="table-cell" style:parent-style-name="Default" style:data-style-name="N38">
      <style:table-cell-properties style:vertical-align="middle" fo:background-color="#FFFFFF"/>
      <style:text-properties style:font-name="Trebuchet MS" style:font-name-asian="Trebuchet MS" style:font-name-complex="Trebuchet MS" fo:font-size="10pt" style:font-size-asian="10pt" style:font-size-complex="10pt"/>
    </style:style>
    <style:style style:name="ce47" style:family="table-cell" style:parent-style-name="Default" style:data-style-name="N40">
      <style:table-cell-properties style:vertical-align="middle" fo:background-color="#FFFFFF" style:repeat-content="false"/>
      <style:paragraph-properties fo:text-align="center"/>
      <style:text-properties style:font-name="Trebuchet MS" style:font-name-asian="Trebuchet MS" style:font-name-complex="Trebuchet MS" fo:font-size="10pt" style:font-size-asian="10pt" style:font-size-complex="10pt"/>
    </style:style>
    <style:style style:name="ce48" style:family="table-cell" style:parent-style-name="Default" style:data-style-name="N36">
      <style:table-cell-properties style:vertical-align="middle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1.561041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9.2868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4.41854166666667cm"/>
    </style:style>
    <style:style style:name="co12" style:family="table-column">
      <style:table-column-properties fo:break-before="auto" style:column-width="2.67229166666667cm"/>
    </style:style>
    <style:style style:name="co13" style:family="table-column">
      <style:table-column-properties fo:break-before="auto" style:column-width="1.666875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1.40229166666667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67.5pt" style:use-optimal-row-height="false" fo:break-before="auto"/>
    </style:style>
    <style:style style:name="ro6" style:family="table-row">
      <style:table-row-properties style:row-height="51pt" style:use-optimal-row-height="false" fo:break-before="auto"/>
    </style:style>
    <style:style style:name="ro7" style:family="table-row">
      <style:table-row-properties style:row-height="50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 table:visibility="collapse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" table:default-cell-style-name="ce1"/>
        <table:table-column table:style-name="co14" table:number-columns-repeated="998" table:default-cell-style-name="ce1"/>
        <table:table-column table:style-name="co15" table:number-columns-repeated="15362" table:default-cell-style-name="ce1"/>
        <table:table-row table:style-name="ro1">
          <table:table-cell table:number-columns-repeated="2" table:style-name="ce2"/>
          <table:table-cell table:style-name="ce3"/>
          <table:table-cell table:style-name="ce4"/>
          <table:table-cell table:number-columns-repeated="8" table:style-name="ce3"/>
          <table:table-cell table:number-columns-repeated="12" table:style-name="ce2"/>
          <table:table-cell table:number-columns-repeated="16360"/>
        </table:table-row>
        <table:table-row table:style-name="ro2">
          <table:table-cell table:number-columns-repeated="24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5">
            <text:p>Assembly Name :</text:p>
          </table:table-cell>
          <table:table-cell office:value-type="string" table:style-name="ce6">
            <text:p>Hypatia</text:p>
          </table:table-cell>
          <table:table-cell table:number-columns-repeated="3" table:style-name="ce2"/>
          <table:table-cell office:value-type="string" table:style-name="ce7">
            <text:p>[42]</text:p>
          </table:table-cell>
          <table:table-cell table:number-columns-repeated="3" table:style-name="ce7"/>
          <table:table-cell table:number-columns-repeated="14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ssembly Number :</text:p>
          </table:table-cell>
          <table:table-cell office:value-type="float" office:value="1" table:style-name="ce9">
            <text:p>1</text:p>
          </table:table-cell>
          <table:table-cell table:style-name="ce10"/>
          <table:table-cell table:style-name="ce4"/>
          <table:table-cell table:number-columns-repeated="19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ssembly Revision :</text:p>
          </table:table-cell>
          <table:table-cell office:value-type="string" table:style-name="ce11">
            <text:p>1.0</text:p>
          </table:table-cell>
          <table:table-cell table:style-name="ce10"/>
          <table:table-cell table:style-name="ce4"/>
          <table:table-cell table:number-columns-repeated="19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Approval Date :</text:p>
          </table:table-cell>
          <table:table-cell table:style-name="ce11"/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8">
            <text:p>Part Count :</text:p>
          </table:table-cell>
          <table:table-cell table:style-name="ce9"/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13">
            <text:p>Conversion EUR-GBP :</text:p>
          </table:table-cell>
          <table:table-cell office:value-type="float" office:value="0.9" table:style-name="ce14">
            <text:p>0.9</text:p>
          </table:table-cell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office:value-type="string" table:style-name="ce13">
            <text:p>Total Cost GBP<text:s/></text:p>
          </table:table-cell>
          <table:table-cell office:value-type="currency" office:value="1.9" table:formula="of:=[.K20]" table:style-name="ce15">
            <text:p><text:s/>£1.90<text:s/></text:p>
          </table:table-cell>
          <table:table-cell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12"/>
          <table:table-cell table:number-columns-repeated="4" table:style-name="ce2"/>
          <table:table-cell table:number-columns-repeated="2" table:style-name="ce12"/>
          <table:table-cell table:number-columns-repeated="12" table:style-name="ce2"/>
          <table:table-cell table:number-columns-repeated="16360"/>
        </table:table-row>
        <table:table-row table:style-name="ro4">
          <table:table-cell office:value-type="string" table:style-name="ce16">
            <text:p>Category</text:p>
          </table:table-cell>
          <table:table-cell office:value-type="string" table:style-name="ce17">
            <text:p>Part description</text:p>
          </table:table-cell>
          <table:table-cell office:value-type="string" table:style-name="ce17">
            <text:p>Product name</text:p>
          </table:table-cell>
          <table:table-cell office:value-type="string" table:style-name="ce18">
            <text:p>Revision</text:p>
          </table:table-cell>
          <table:table-cell office:value-type="string" table:style-name="ce19">
            <text:p>Qty</text:p>
          </table:table-cell>
          <table:table-cell office:value-type="string" table:style-name="ce19">
            <text:p>Note</text:p>
          </table:table-cell>
          <table:table-cell office:value-type="string" table:style-name="ce19">
            <text:p>Picture</text:p>
          </table:table-cell>
          <table:table-cell office:value-type="string" table:style-name="ce19">
            <text:p>Supplier</text:p>
          </table:table-cell>
          <table:table-cell office:value-type="string" table:style-name="ce19">
            <text:p>Link</text:p>
          </table:table-cell>
          <table:table-cell office:value-type="string" table:style-name="ce19">
            <text:p>Unit Cost GBP</text:p>
          </table:table-cell>
          <table:table-cell office:value-type="string" table:style-name="ce19">
            <text:p>Total Cost GBP</text:p>
          </table:table-cell>
          <table:table-cell office:value-type="string" table:style-name="ce19">
            <text:p>Unit Cost EUR</text:p>
          </table:table-cell>
          <table:table-cell office:value-type="string" table:style-name="ce19">
            <text:p>Notes</text:p>
          </table:table-cell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20">
            <text:p>Timber</text:p>
          </table:table-cell>
          <table:table-cell office:value-type="string" table:style-name="ce21">
            <text:p>Item description</text:p>
          </table:table-cell>
          <table:table-cell office:value-type="string" table:style-name="ce21">
            <text:p>Item name</text:p>
          </table:table-cell>
          <table:table-cell table:style-name="ce21"/>
          <table:table-cell office:value-type="float" office:value="1" table:style-name="ce22">
            <text:p>1</text:p>
          </table:table-cell>
          <table:table-cell table:number-columns-repeated="2" table:style-name="ce22"/>
          <table:table-cell office:value-type="string" table:style-name="ce23">
            <text:p>Supplier name</text:p>
          </table:table-cell>
          <table:table-cell table:style-name="ce24"/>
          <table:table-cell office:value-type="currency" office:value="1" table:style-name="ce25">
            <text:p><text:s/>£1.00<text:s/></text:p>
          </table:table-cell>
          <table:table-cell office:value-type="currency" office:value="1" table:formula="of:=[BOM.$E12]*[BOM.$J12]" table:style-name="ce26">
            <text:p><text:s/>£1.00<text:s/></text:p>
          </table:table-cell>
          <table:table-cell table:style-name="ce27"/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5">
          <table:table-cell office:value-type="string" table:style-name="ce20">
            <text:p>Fixings</text:p>
          </table:table-cell>
          <table:table-cell office:value-type="string" table:style-name="ce21">
            <text:p>Item description</text:p>
          </table:table-cell>
          <table:table-cell office:value-type="string" table:style-name="ce21">
            <text:p>Item name</text:p>
          </table:table-cell>
          <table:table-cell table:style-name="ce21"/>
          <table:table-cell office:value-type="float" office:value="1" table:style-name="ce22">
            <text:p>1</text:p>
          </table:table-cell>
          <table:table-cell table:style-name="ce22"/>
          <table:table-cell table:style-name="ce1"/>
          <table:table-cell office:value-type="string" table:style-name="ce23">
            <text:p>Supplier name</text:p>
          </table:table-cell>
          <table:table-cell table:style-name="ce29"/>
          <table:table-cell office:value-type="currency" office:value="0.9" table:formula="of:=[BOM.$L13]*[.$C$8]" table:style-name="ce48">
            <text:p><text:s/>£0.90<text:s/></text:p>
          </table:table-cell>
          <table:table-cell office:value-type="currency" office:value="0.9" table:formula="of:=[BOM.$E13]*[BOM.$J13]" table:style-name="ce35">
            <text:p><text:s/>£0.90<text:s/></text:p>
          </table:table-cell>
          <table:table-cell office:value-type="currency" office:value="1" table:style-name="ce27">
            <text:p><text:s/>€ 1.00<text:s/></text:p>
          </table:table-cell>
          <table:table-cell table:style-name="ce28"/>
          <table:table-cell table:number-columns-repeated="11" table:style-name="ce2"/>
          <table:table-cell table:number-columns-repeated="16360"/>
        </table:table-row>
        <table:table-row table:style-name="ro3">
          <table:table-cell table:number-columns-repeated="2" table:style-name="ce2"/>
          <table:table-cell table:style-name="ce1"/>
          <table:table-cell table:style-name="ce2"/>
          <table:table-cell table:number-columns-repeated="2" table:style-name="ce30"/>
          <table:table-cell table:number-columns-repeated="4" table:style-name="ce2"/>
          <table:table-cell table:style-name="ce31"/>
          <table:table-cell table:style-name="ce32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30"/>
          <table:table-cell table:number-columns-repeated="4" table:style-name="ce2"/>
          <table:table-cell table:style-name="ce31"/>
          <table:table-cell table:style-name="ce33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table:number-columns-repeated="8" table:style-name="ce1"/>
          <table:table-cell office:value-type="string" table:style-name="ce2">
            <text:p>Subtotal</text:p>
          </table:table-cell>
          <table:table-cell office:value-type="currency" office:value="1.9" table:formula="of:=SUM([.K12:.K13])" table:style-name="ce26">
            <text:p><text:s/>£1.90<text:s/></text:p>
          </table:table-cell>
          <table:table-cell table:style-name="ce34"/>
          <table:table-cell table:style-name="ce1"/>
          <table:table-cell table:number-columns-repeated="11" table:style-name="ce2"/>
          <table:table-cell table:number-columns-repeated="16360"/>
        </table:table-row>
        <table:table-row table:number-rows-repeated="2" table:style-name="ro3">
          <table:table-cell table:number-columns-repeated="4" table:style-name="ce2"/>
          <table:table-cell table:number-columns-repeated="2" table:style-name="ce30"/>
          <table:table-cell table:number-columns-repeated="4" table:style-name="ce2"/>
          <table:table-cell table:style-name="ce35"/>
          <table:table-cell table:style-name="ce36"/>
          <table:table-cell table:number-columns-repeated="12" table:style-name="ce2"/>
          <table:table-cell table:number-columns-repeated="16360"/>
        </table:table-row>
        <table:table-row table:style-name="ro3">
          <table:table-cell table:style-name="ce2"/>
          <table:table-cell table:style-name="ce1"/>
          <table:table-cell table:number-columns-repeated="2" table:style-name="ce2"/>
          <table:table-cell table:number-columns-repeated="2" table:style-name="ce30"/>
          <table:table-cell table:number-columns-repeated="4" table:style-name="ce2"/>
          <table:table-cell table:style-name="ce35"/>
          <table:table-cell table:style-name="ce36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30"/>
          <table:table-cell table:number-columns-repeated="3" table:style-name="ce2"/>
          <table:table-cell office:value-type="string" table:style-name="ce2">
            <text:p>Total</text:p>
          </table:table-cell>
          <table:table-cell office:value-type="currency" office:value="1.9" table:formula="of:=SUM([.K16:.K18])" table:style-name="ce26">
            <text:p><text:s/>£1.90<text:s/></text:p>
          </table:table-cell>
          <table:table-cell table:style-name="ce36"/>
          <table:table-cell table:number-columns-repeated="12" table:style-name="ce2"/>
          <table:table-cell table:number-columns-repeated="16360"/>
        </table:table-row>
        <table:table-row table:number-rows-repeated="2" table:style-name="ro3">
          <table:table-cell table:number-columns-repeated="4" table:style-name="ce2"/>
          <table:table-cell table:number-columns-repeated="2" table:style-name="ce30"/>
          <table:table-cell table:number-columns-repeated="4" table:style-name="ce2"/>
          <table:table-cell table:style-name="ce37"/>
          <table:table-cell table:style-name="ce36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4" table:style-name="ce2"/>
          <table:table-cell table:number-columns-repeated="2" table:style-name="ce30"/>
          <table:table-cell table:number-columns-repeated="4" table:style-name="ce2"/>
          <table:table-cell table:style-name="ce38"/>
          <table:table-cell table:style-name="ce36"/>
          <table:table-cell table:number-columns-repeated="12" table:style-name="ce2"/>
          <table:table-cell table:number-columns-repeated="16360"/>
        </table:table-row>
        <table:table-row table:style-name="ro3">
          <table:table-cell table:number-columns-repeated="5" table:style-name="ce2"/>
          <table:table-cell table:number-columns-repeated="6" table:style-name="ce4"/>
          <table:table-cell table:number-columns-repeated="13" table:style-name="ce2"/>
          <table:table-cell table:number-columns-repeated="16360"/>
        </table:table-row>
        <table:table-row table:style-name="ro3">
          <table:table-cell table:style-name="ce39"/>
          <table:table-cell table:style-name="ce2"/>
          <table:table-cell table:style-name="ce1"/>
          <table:table-cell table:number-columns-repeated="2" table:style-name="ce2"/>
          <table:table-cell table:number-columns-repeated="6" table:style-name="ce4"/>
          <table:table-cell table:style-name="ce2"/>
          <table:table-cell table:number-columns-repeated="12" table:style-name="ce39"/>
          <table:table-cell table:number-columns-repeated="16360"/>
        </table:table-row>
        <table:table-row table:style-name="ro6">
          <table:table-cell table:style-name="ce40"/>
          <table:table-cell table:number-columns-repeated="4" table:style-name="ce39"/>
          <table:table-cell table:number-columns-repeated="6" table:style-name="ce41"/>
          <table:table-cell table:number-columns-repeated="13" table:style-name="ce39"/>
          <table:table-cell table:number-columns-repeated="16360"/>
        </table:table-row>
        <table:table-row table:style-name="ro7">
          <table:table-cell table:style-name="ce40"/>
          <table:table-cell table:number-columns-repeated="3" table:style-name="ce42"/>
          <table:table-cell table:number-columns-repeated="2" table:style-name="ce43"/>
          <table:table-cell table:number-columns-repeated="2" table:style-name="ce40"/>
          <table:table-cell table:style-name="ce44"/>
          <table:table-cell table:style-name="ce45"/>
          <table:table-cell table:style-name="ce46"/>
          <table:table-cell table:style-name="ce47"/>
          <table:table-cell table:number-columns-repeated="12" table:style-name="ce39"/>
          <table:table-cell table:number-columns-repeated="16360"/>
        </table:table-row>
        <table:table-row table:style-name="ro3">
          <table:table-cell table:style-name="ce2"/>
          <table:table-cell table:number-columns-repeated="3" table:style-name="ce42"/>
          <table:table-cell table:number-columns-repeated="2" table:style-name="ce43"/>
          <table:table-cell table:number-columns-repeated="2" table:style-name="ce40"/>
          <table:table-cell table:style-name="ce44"/>
          <table:table-cell table:style-name="ce45"/>
          <table:table-cell table:style-name="ce46"/>
          <table:table-cell table:style-name="ce47"/>
          <table:table-cell table:number-columns-repeated="12" table:style-name="ce2"/>
          <table:table-cell table:number-columns-repeated="16360"/>
        </table:table-row>
        <table:table-row table:number-rows-repeated="4" table:style-name="ro3">
          <table:table-cell table:number-columns-repeated="5" table:style-name="ce2"/>
          <table:table-cell table:number-columns-repeated="6" table:style-name="ce4"/>
          <table:table-cell table:number-columns-repeated="13" table:style-name="ce2"/>
          <table:table-cell table:number-columns-repeated="16360"/>
        </table:table-row>
        <table:table-row table:number-rows-repeated="948" table:style-name="ro3">
          <table:table-cell table:number-columns-repeated="4" table:style-name="ce2"/>
          <table:table-cell table:number-columns-repeated="7" table:style-name="ce4"/>
          <table:table-cell table:number-columns-repeated="13" table:style-name="ce2"/>
          <table:table-cell table:number-columns-repeated="16360"/>
        </table:table-row>
        <table:table-row table:style-name="ro2">
          <table:table-cell table:style-name="ce1"/>
          <table:table-cell table:number-columns-repeated="3" table:style-name="ce2"/>
          <table:table-cell table:number-columns-repeated="7" table:style-name="ce4"/>
          <table:table-cell table:style-name="ce2"/>
          <table:table-cell table:number-columns-repeated="16372" table:style-name="ce1"/>
        </table:table-row>
        <table:table-row table:number-rows-repeated="1047595" table:style-name="ro2">
          <table:table-cell table:number-columns-repeated="16384"/>
        </table:table-row>
      </table:table>
      <table:database-ranges>
        <table:database-range table:target-range-address="BOM.B11:BOM.M15" table:name="Table_13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rebuchet MS" svg:font-family="&quot;Trebuchet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36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36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currency-style style:name="N37P0" number:language="en" number:country="GB">
      <number:text> </number:text>
      <number:currency-symbol number:language="en" number:country="GB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37P1" number:language="en" number:country="GB">
      <number:text> </number:text>
      <number:currency-symbol number:language="en" number:country="GB">€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37P2" number:language="en" number:country="GB">
      <number:text> </number:text>
      <number:currency-symbol number:language="en" number:country="GB">€</number:currency-symbol>
      <number:text> -</number:text>
      <number:number number:decimal-places="0" number:min-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38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38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0"/>
      <number:text> </number:text>
    </number:currency-style>
    <number:text-style style:name="N38">
      <number:text> </number:text>
      <number:text-content/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text>$</number:text>
      <number:number number:decimal-places="2" number:min-decimal-places="2" number:min-integer-digits="1" number:grouping="true"/>
    </number:number-style>
    <number:currency-style style:name="N40P0" number:language="en" number:country="US">
      <number:text> </number:text>
      <number:currency-symbol number:language="en" number:country="US">€</number:currency-symbol>
      <number:number number:decimal-places="2" number:min-decimal-places="2" number:min-integer-digits="1" number:grouping="true"/>
      <number:text> </number:text>
    </number:currency-style>
    <number:currency-style style:name="N40P1" number:language="en" number:country="US">
      <number:text> </number:text>
      <number:currency-symbol number:language="en" number:country="US">€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40P2" number:language="en" number:country="US">
      <number:text> </number:text>
      <number:currency-symbol number:language="en" number:country="US">€</number:currency-symbol>
      <number:text>-</number:text>
      <number:number number:decimal-places="0" number:min-decimal-places="0" number:min-integer-digits="0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1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1</meta:generator>
    <meta:initial-creator>Ashrant Aryal</meta:initial-creator>
    <dc:creator>Francesco Anselmo</dc:creator>
    <meta:creation-date>2018-01-10T00:38:29Z</meta:creation-date>
    <dc:date>2024-03-21T21:42:27Z</dc:date>
  </office:meta>
</office:document-meta>
</file>